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E00000300BE32B29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8.1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43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324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sub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12.277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3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033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sub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12.349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49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sub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12.349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Default-sub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12.349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373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Default-sub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12.349cm" fo:min-width="0cm" fo:padding-top="0cm" fo:padding-bottom="0cm" fo:padding-left="0cm" fo:padding-right="0cm" fo:wrap-option="wrap" draw:shadow="hidden" draw:shadow-color="#808080"/>
    </style:style>
    <style:style style:name="pr13" style:family="presentation" style:parent-style-name="Default-sub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12.554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349cm" fo:min-width="0cm" fo:padding-top="0cm" fo:padding-bottom="0cm" fo:padding-left="0cm" fo:padding-right="0cm" fo:wrap-option="wrap" draw:shadow="hidden" draw:shadow-color="#808080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65cm" fo:min-width="0cm" fo:padding-top="0cm" fo:padding-bottom="0cm" fo:padding-left="0cm" fo:padding-right="0cm" fo:wrap-option="wrap" draw:shadow="hidden" draw:shadow-color="#808080"/>
    </style:style>
    <style:style style:name="pr16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345cm" fo:min-width="0cm" fo:padding-top="0cm" fo:padding-bottom="0cm" fo:padding-left="0cm" fo:padding-right="0cm" fo:wrap-option="wrap" draw:shadow="hidden" draw:shadow-color="#808080"/>
    </style:style>
    <style:style style:name="pr17" style:family="presentation" style:parent-style-name="Default-sub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13.218cm" fo:min-width="0cm" fo:padding-top="0cm" fo:padding-bottom="0cm" fo:padding-left="0cm" fo:padding-right="0cm" fo:wrap-option="wrap" draw:shadow="hidden" draw:shadow-color="#808080"/>
    </style:style>
    <style:style style:name="pr18" style:family="presentation" style:parent-style-name="Default-sub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12.349cm" fo:min-width="0cm" fo:padding-top="0cm" fo:padding-bottom="0cm" fo:padding-left="0cm" fo:padding-right="0cm" fo:wrap-option="wrap" draw:shadow="hidden" draw:shadow-color="#808080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089cm" fo:min-width="0cm" fo:padding-top="0cm" fo:padding-bottom="0cm" fo:padding-left="0cm" fo:padding-right="0cm" fo:wrap-option="wrap" draw:shadow="hidden" draw:shadow-color="#808080"/>
    </style:style>
    <style:style style:name="pr20" style:family="presentation" style:parent-style-name="Default-sub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2.345cm" fo:min-width="0cm" fo:padding-top="0cm" fo:padding-bottom="0cm" fo:padding-left="0cm" fo:padding-right="0cm" fo:wrap-option="wrap" draw:shadow="hidden" draw:shadow-color="#808080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6.638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font-family="'DejaVu Sans'" style:font-family-generic="swiss" style:font-pitch="variable"/>
    </style:style>
    <style:style style:name="P3" style:family="paragraph">
      <style:paragraph-properties style:writing-mode="lr-tb"/>
    </style:style>
    <style:style style:name="P4" style:family="paragraph">
      <style:text-properties fo:font-size="18.2000007629395pt"/>
    </style:style>
    <style:style style:name="P5" style:family="paragraph">
      <style:paragraph-properties fo:margin-left="0cm" fo:margin-right="0cm" fo:margin-top="0cm" fo:margin-bottom="0cm" fo:text-indent="0cm" style:punctuation-wrap="simple" style:line-break="normal"/>
    </style:style>
    <style:style style:name="P6" style:family="paragraph">
      <style:paragraph-properties fo:margin-left="0cm" fo:margin-right="0cm" fo:margin-top="0.308cm" fo:margin-bottom="0cm" fo:text-indent="0cm" style:punctuation-wrap="simple" style:line-break="normal"/>
    </style:style>
    <style:style style:name="P7" style:family="paragraph">
      <style:paragraph-properties fo:margin-left="0cm" fo:margin-right="0cm" fo:margin-top="0cm" fo:margin-bottom="0cm" fo:text-indent="0cm" style:punctuation-wrap="simple" style:line-break="normal" style:writing-mode="lr-tb"/>
      <style:text-properties fo:font-family="'DejaVu Sans'" style:font-family-generic="swiss" style:font-pitch="variable" fo:font-size="29.1000003814697pt"/>
    </style:style>
    <style:style style:name="P8" style:family="paragraph">
      <style:paragraph-properties fo:margin-left="0cm" fo:margin-right="0cm" fo:text-indent="0cm" style:writing-mode="lr-tb"/>
      <style:text-properties fo:font-family="'DejaVu Sans'" style:font-family-generic="swiss" style:font-pitch="variable" fo:font-size="44pt" style:font-size-asian="44pt" style:font-size-complex="44pt"/>
    </style:style>
    <style:style style:name="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10" style:family="paragraph">
      <style:paragraph-properties fo:margin-left="0cm" fo:margin-right="0cm" fo:margin-top="0cm" fo:margin-bottom="0cm" fo:text-align="end" fo:text-indent="0cm" style:punctuation-wrap="hanging" style:line-break="strict" style:writing-mode="lr-tb"/>
      <style:text-properties fo:font-size="16.3999996185303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 style:writing-mode="lr-tb"/>
      <style:text-properties fo:font-family="'DejaVu Sans'" style:font-family-generic="swiss" style:font-pitch="variable" fo:font-size="32pt" style:font-size-asian="32pt" style:font-size-complex="32pt"/>
    </style:style>
    <style:style style:name="P13" style:family="paragraph">
      <style:paragraph-properties fo:margin-left="0cm" fo:margin-right="0cm" fo:margin-top="0.308cm" fo:margin-bottom="0cm" fo:text-align="start" fo:text-indent="0cm" style:punctuation-wrap="simple" style:line-break="normal"/>
    </style:style>
    <style:style style:name="P14" style:family="paragraph">
      <style:paragraph-properties fo:margin-left="0cm" fo:margin-right="0cm" fo:margin-top="0.308cm" fo:margin-bottom="0cm" fo:text-align="start" fo:text-indent="0cm" style:punctuation-wrap="simple" style:line-break="normal" style:writing-mode="lr-tb"/>
      <style:text-properties fo:font-family="'DejaVu Sans'" style:font-family-generic="swiss" style:font-pitch="variable" fo:font-size="29.1000003814697pt" style:font-size-asian="32pt" style:font-size-complex="32pt"/>
    </style:style>
    <style:style style:name="P15" style:family="paragraph">
      <style:paragraph-properties fo:margin-left="0cm" fo:margin-right="0cm" fo:margin-top="0.308cm" fo:margin-bottom="0cm" fo:text-align="start" fo:text-indent="0cm" style:punctuation-wrap="simple" style:line-break="normal">
        <style:tab-stops>
          <style:tab-stop style:position="2.791cm"/>
          <style:tab-stop style:position="5.591cm"/>
          <style:tab-stop style:position="8.391cm"/>
          <style:tab-stop style:position="11.191cm"/>
          <style:tab-stop style:position="13.992cm"/>
          <style:tab-stop style:position="16.792cm"/>
          <style:tab-stop style:position="19.592cm"/>
          <style:tab-stop style:position="22.392cm"/>
          <style:tab-stop style:position="25.192cm"/>
          <style:tab-stop style:position="27.992cm"/>
          <style:tab-stop style:position="29.21cm"/>
        </style:tab-stops>
      </style:paragraph-properties>
    </style:style>
    <style:style style:name="P16" style:family="paragraph">
      <style:paragraph-properties fo:margin-left="0cm" fo:margin-right="0cm" fo:margin-top="0.308cm" fo:margin-bottom="0cm" fo:text-align="start" fo:text-indent="0cm" style:punctuation-wrap="simple" style:line-break="normal" style:writing-mode="lr-tb">
        <style:tab-stops>
          <style:tab-stop style:position="2.791cm"/>
          <style:tab-stop style:position="5.591cm"/>
          <style:tab-stop style:position="8.391cm"/>
          <style:tab-stop style:position="11.191cm"/>
          <style:tab-stop style:position="13.992cm"/>
          <style:tab-stop style:position="16.792cm"/>
          <style:tab-stop style:position="19.592cm"/>
          <style:tab-stop style:position="22.392cm"/>
          <style:tab-stop style:position="25.192cm"/>
          <style:tab-stop style:position="27.992cm"/>
          <style:tab-stop style:position="29.21cm"/>
        </style:tab-stops>
      </style:paragraph-properties>
      <style:text-properties fo:font-family="'DejaVu Sans'" style:font-family-generic="swiss" style:font-pitch="variable" fo:font-size="29.1000003814697pt" style:font-size-asian="32pt" style:font-size-complex="32pt"/>
    </style:style>
    <style:style style:name="P17" style:family="paragraph">
      <style:paragraph-properties fo:margin-left="0cm" fo:margin-right="0cm" fo:text-indent="0cm" style:writing-mode="lr-tb"/>
      <style:text-properties fo:font-family="'DejaVu Sans'" style:font-family-generic="swiss" style:font-pitch="variable" fo:font-size="32pt" style:font-size-asian="32pt" style:font-size-complex="32pt"/>
    </style:style>
    <style:style style:name="P18" style:family="paragraph">
      <style:paragraph-properties fo:margin-left="0cm" fo:margin-right="0cm" fo:margin-top="0.308cm" fo:margin-bottom="0cm" fo:text-align="start" fo:text-indent="0cm" style:punctuation-wrap="simple" style:line-break="normal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9" style:family="paragraph">
      <style:paragraph-properties fo:margin-left="0cm" fo:margin-right="0cm" fo:margin-top="0.308cm" fo:margin-bottom="0cm" fo:text-align="start" fo:text-indent="0cm" style:punctuation-wrap="simple" style:line-break="normal" style:writing-mode="lr-tb"/>
      <style:text-properties fo:font-family="'DejaVu Sans'" style:font-family-generic="swiss" style:font-pitch="variable" fo:font-size="26pt" style:font-size-asian="26pt" style:font-size-complex="26pt"/>
    </style:style>
    <style:style style:name="P20" style:family="paragraph">
      <style:paragraph-properties fo:margin-left="0cm" fo:margin-right="0cm" fo:margin-top="0.308cm" fo:margin-bottom="0cm" fo:text-indent="0cm" style:punctuation-wrap="simple" style:line-break="normal" style:writing-mode="lr-tb"/>
      <style:text-properties fo:font-family="'DejaVu Sans'" style:font-family-generic="swiss" style:font-pitch="variable" fo:font-size="29.1000003814697pt"/>
    </style:style>
    <style:style style:name="P21" style:family="paragraph">
      <style:paragraph-properties fo:margin-left="0cm" fo:margin-right="0cm" fo:text-indent="0cm" style:writing-mode="lr-tb"/>
    </style:style>
    <style:style style:name="P22" style:family="paragraph">
      <style:paragraph-properties fo:margin-left="0.952cm" fo:margin-right="0cm" fo:margin-top="0.308cm" fo:margin-bottom="0cm" fo:text-indent="-0.952cm" style:punctuation-wrap="simple" style:line-break="normal"/>
    </style:style>
    <style:style style:name="P23" style:family="paragraph">
      <style:paragraph-properties fo:margin-left="0.952cm" fo:margin-right="0cm" fo:margin-top="0.308cm" fo:margin-bottom="0cm" fo:text-align="center" fo:text-indent="-0.952cm" style:punctuation-wrap="simple" style:line-break="normal"/>
    </style:style>
    <style:style style:name="P24" style:family="paragraph">
      <style:paragraph-properties fo:margin-left="0.952cm" fo:margin-right="0cm" fo:margin-top="0.308cm" fo:margin-bottom="0cm" fo:text-indent="-0.952cm" style:punctuation-wrap="simple" style:line-break="normal" style:writing-mode="lr-tb"/>
      <style:text-properties fo:font-size="28pt" style:font-size-asian="28pt" style:font-size-complex="28pt"/>
    </style:style>
    <style:style style:name="P25" style:family="paragraph">
      <style:paragraph-properties fo:margin-left="0cm" fo:margin-right="0cm" fo:margin-top="0.308cm" fo:margin-bottom="0cm" fo:line-height="100%" fo:text-align="start" fo:text-indent="0cm" style:punctuation-wrap="simple" style:line-break="normal"/>
    </style:style>
    <style:style style:name="P26" style:family="paragraph">
      <style:paragraph-properties fo:margin-left="0cm" fo:margin-right="0cm" fo:margin-top="0.308cm" fo:margin-bottom="0cm" fo:text-align="start" fo:text-indent="0cm" style:punctuation-wrap="simple" style:line-break="normal" style:writing-mode="lr-tb"/>
      <style:text-properties fo:font-size="29.1000003814697pt"/>
    </style:style>
    <style:style style:name="P27" style:family="paragraph">
      <style:paragraph-properties fo:margin-left="0.952cm" fo:margin-right="0cm" fo:margin-top="0.308cm" fo:margin-bottom="0cm" fo:text-indent="-0.952cm" style:punctuation-wrap="simple" style:line-break="normal" style:writing-mode="lr-tb"/>
      <style:text-properties fo:font-size="29.1000003814697pt"/>
    </style:style>
    <style:style style:name="P28" style:family="paragraph">
      <style:paragraph-properties fo:margin-left="1.9cm" fo:margin-right="0cm" fo:margin-top="0.308cm" fo:margin-bottom="0cm" fo:text-align="start" fo:text-indent="-1.896cm" style:punctuation-wrap="simple" style:line-break="normal"/>
    </style:style>
    <style:style style:name="P29" style:family="paragraph">
      <style:paragraph-properties fo:margin-left="0.952cm" fo:margin-right="0cm" fo:margin-top="0.308cm" fo:margin-bottom="0cm" fo:text-indent="-0.952cm" style:punctuation-wrap="simple" style:line-break="normal" style:writing-mode="lr-tb"/>
      <style:text-properties fo:font-size="40pt" style:font-size-asian="40pt" style:font-size-complex="40pt"/>
    </style:style>
    <style:style style:name="T1" style:family="text">
      <style:text-properties fo:color="#ffffff" fo:font-family="'DejaVu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ejaVu Sans'" style:font-family-generic="swiss" style:font-pitch="variable" fo:font-size="44pt" fo:language="en" fo:country="US" style:font-size-asian="44pt" style:font-size-complex="44pt"/>
    </style:style>
    <style:style style:name="T3" style:family="text">
      <style:text-properties fo:color="#000000" fo:font-family="'DejaVu Sans'" style:font-family-generic="swiss" style:font-pitch="variable" fo:font-size="26pt" fo:language="en" fo:country="US" style:font-size-asian="26pt" style:font-size-complex="26pt"/>
    </style:style>
    <style:style style:name="T4" style:family="text">
      <style:text-properties fo:color="#000000" fo:font-family="'DejaVu Sans'" style:font-family-generic="swiss" style:font-pitch="variable" fo:font-size="32pt" fo:language="en" fo:country="US" style:font-size-asian="32pt" style:font-size-complex="32pt"/>
    </style:style>
    <style:style style:name="T5" style:family="text">
      <style:text-properties fo:color="#000000" fo:font-family="'DejaVu Sans'" style:font-family-generic="swiss" style:font-pitch="variable" fo:font-size="20pt" fo:language="en" fo:country="US" style:font-size-asian="20pt" style:font-size-complex="20pt"/>
    </style:style>
    <style:style style:name="T6" style:family="text">
      <style:text-properties fo:font-family="'DejaVu Sans'" style:font-family-generic="swiss" style:font-pitch="variable" fo:language="en" fo:country="US"/>
    </style:style>
    <style:style style:name="T7" style:family="text">
      <style:text-properties fo:font-family="'DejaVu Sans'" style:font-family-generic="swiss" style:font-pitch="variable" fo:font-size="26pt" fo:language="en" fo:country="US" style:font-size-asian="26pt" style:font-size-complex="26pt"/>
    </style:style>
    <style:style style:name="T8" style:family="text">
      <style:text-properties fo:font-family="'DejaVu Sans'" style:font-family-generic="swiss" style:font-pitch="variable" fo:font-size="44pt" fo:language="en" fo:country="US" style:font-size-asian="44pt" style:font-size-complex="44pt"/>
    </style:style>
    <style:style style:name="T9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10" style:family="text">
      <style:text-properties fo:font-family="'DejaVu Sans'" style:font-family-generic="swiss" style:font-pitch="variable" fo:font-size="32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font-family="'DejaVu Sans'" style:font-family-generic="swiss" style:font-pitch="variable" fo:font-size="32pt" fo:language="en" fo:country="US" style:font-size-asian="32pt" style:font-size-complex="32pt"/>
    </style:style>
    <style:style style:name="T12" style:family="text">
      <style:text-properties fo:font-family="'DejaVu Sans'" style:font-family-generic="swiss" style:font-pitch="variable" fo:font-size="32pt" fo:language="en" fo:country="US" fo:font-style="italic" style:font-size-asian="32pt" style:font-style-asian="italic" style:font-size-complex="32pt" style:font-style-complex="italic"/>
    </style:style>
    <style:style style:name="T13" style:family="text">
      <style:text-properties fo:font-family="'DejaVu Sans'" style:font-family-generic="swiss" style:font-pitch="variable" fo:font-size="24pt" fo:language="en" fo:country="US" style:font-size-asian="24pt" style:font-size-complex="24pt"/>
    </style:style>
    <style:style style:name="T14" style:family="text">
      <style:text-properties fo:font-family="'DejaVu Sans'" style:font-family-generic="swiss" style:font-pitch="variable" fo:font-size="22pt" fo:language="en" fo:country="US" style:font-size-asian="22pt" style:font-size-complex="22pt"/>
    </style:style>
    <style:style style:name="T15" style:family="text">
      <style:text-properties fo:font-family="'DejaVu Sans'" style:font-family-generic="swiss" style:font-pitch="variable" fo:font-size="29.1000003814697pt" fo:language="en" fo:country="US" fo:font-weight="bold" style:font-weight-asian="bold"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font-size="28pt" fo:language="en" fo:country="US" style:font-size-asian="28pt" style:font-size-complex="28pt"/>
    </style:style>
    <style:style style:name="T18" style:family="text">
      <style:text-properties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fo:font-size="29.1000003814697pt" fo:language="en" fo:country="US"/>
    </style:style>
    <style:style style:name="T20" style:family="text">
      <style:text-properties fo:font-family="'Courier New'" style:font-family-generic="modern" style:font-pitch="fixed" fo:font-size="29.1000003814697pt" fo:language="en" fo:country="US"/>
    </style:style>
    <style:style style:name="T21" style:family="text">
      <style:text-properties fo:font-size="32pt" fo:language="en" fo:country="US" style:font-size-asian="32pt" style:font-size-complex="32pt"/>
    </style:style>
    <style:style style:name="T22" style:family="text">
      <style:text-properties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3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24" style:family="text">
      <style:text-properties fo:font-size="40pt" fo:language="en" fo:country="US" style:font-size-asian="40pt" style:font-size-complex="40pt"/>
    </style:style>
    <style:style style:name="T25" style:family="text">
      <style:text-properties fo:font-size="29.1000003814697pt" fo:language="en" fo:country="US" fo:text-shadow="1pt 1pt"/>
    </style:style>
    <style:style style:name="T26" style:family="text">
      <style:text-properties fo:font-size="29.1000003814697pt" fo:language="en" fo:country="US" fo:font-style="italic" fo:text-shadow="1pt 1pt" style:font-style-asian="italic" style:font-style-complex="italic"/>
    </style:style>
    <style:style style:name="T27" style:family="text">
      <style:text-properties fo:font-size="34pt" fo:language="en" fo:country="US" fo:text-shadow="1pt 1pt" style:font-size-asian="34pt" style:font-size-complex="34pt"/>
    </style:style>
    <style:style style:name="T28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29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30" style:family="text">
      <style:text-properties fo:font-size="36pt" fo:language="en" fo:country="US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/>
        <style:text-properties fo:font-family="Wingdings" style:font-pitch="variable" style:font-charset="x-symbol" fo:color="#ffffff" fo:font-size="8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ffffff" fo:font-size="8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8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8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8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8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8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8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8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ffffff" fo:font-size="80%"/>
      </text:list-level-style-bullet>
    </text:list-style>
    <text:list-style style:name="L4">
      <text:list-level-style-bullet text:level="1" text:bullet-char="•">
        <style:list-level-properties text:space-before="0.004cm" text:min-label-width="1.89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2.862cm" svg:height="18.137cm" svg:x="1.268cm" svg:y="0.635cm" presentation:class="title" presentation:user-transformed="true">
          <draw:text-box>
            <text:p text:style-name="P1"><text:span text:style-name="T1">Perlunya Partisipasi Pelajar pada Pengembangan BlankOn Linux</text:span><text:span text:style-name="T2"><text:line-break/></text:span><text:span text:style-name="T3"><text:line-break/></text:span><text:span text:style-name="T3">Adrianus Yoza Aprilio</text:span><text:span text:style-name="T3"><text:line-break/></text:span><text:span text:style-name="T3">SMAK Kolese Santo Yusup Malang</text:span><text:span text:style-name="T3"><text:line-break/></text:span><text:span text:style-name="T4"><text:line-break/></text:span><text:span text:style-name="T4"><text:line-break/></text:span><text:span text:style-name="T5">Disajikan pada Blankonf #1</text:span><text:span text:style-name="T5"><text:line-break/></text:span><text:span text:style-name="T5">Universitas Pakuan, Bogor</text:span><text:span text:style-name="T5"><text:line-break/></text:span><text:span text:style-name="T5">20 Juni 2009</text:span></text:p>
          </draw:text-box>
        </draw:frame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presentation:use-date-time-name="dtd1">
        <office:forms form:automatic-focus="false" form:apply-design-mode="false"/>
        <draw:frame presentation:style-name="pr3" draw:text-style-name="P2" draw:layer="layout" svg:width="23.284cm" svg:height="4.324cm" svg:x="1.058cm" svg:y="0.379cm" presentation:class="title">
          <draw:text-box>
            <text:p text:style-name="P1"><text:span text:style-name="T6">Apakah Pelajar itu?</text:span></text:p>
          </draw:text-box>
        </draw:frame>
        <draw:frame presentation:style-name="pr4" draw:text-style-name="P7" draw:layer="layout" svg:width="23.284cm" svg:height="12.277cm" svg:x="1.058cm" svg:y="4.657cm" presentation:class="subtitle">
          <draw:text-box>
            <text:list text:style-name="L2">
              <text:list-header>
                <text:p text:id="id1" text:style-name="P5"><text:span text:style-name="T7">Menurut wikipedia, pelajar adalah istilah lain yang digunakan bagi peserta didik yang mengikuti pendidikan formal tingkat dasar maupun pendidikan formal tingkat tinggi.</text:span></text:p>
              </text:list-header>
            </text:list>
            <text:p text:style-name="P5"><text:span text:style-name="T7"/></text:p>
            <text:p text:id="id2" text:style-name="P6"><text:span text:style-name="T7">Maka, yang disebut pelajar dalam arti umum adalah siswa-siswi dari TK s/d perguruan tingg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  <draw:page-thumbnail draw:style-name="gr2" draw:layer="layout" svg:width="12.699cm" svg:height="9.524cm" svg:x="3.175cm" svg:y="1.93cm" draw:page-number="2" presentation:class="page"/>
        </presentation:notes>
      </draw:page>
      <draw:page draw:name="page3" draw:style-name="dp1" draw:master-page-name="Default" presentation:presentation-page-layout-name="AL3T8" presentation:use-date-time-name="dtd1">
        <office:forms form:automatic-focus="false" form:apply-design-mode="false"/>
        <draw:frame presentation:style-name="pr5" draw:text-style-name="P8" draw:layer="layout" svg:width="22.862cm" svg:height="3.173cm" svg:x="1.271cm" svg:y="0.762cm" presentation:class="title" presentation:user-transformed="true">
          <draw:text-box>
            <text:p text:style-name="P1"><text:span text:style-name="T8">Menurut statistik, pelajar itu</text:span></text:p>
          </draw:text-box>
        </draw:frame>
        <draw:frame draw:style-name="gr3" draw:id="id3" draw:layer="layout" svg:width="22.201cm" svg:height="13.326cm" svg:x="1.448cm" svg:y="3.7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0" draw:layer="layout" svg:width="22.862cm" svg:height="1.352cm" svg:x="1.152cm" svg:y="17.081cm">
          <text:list text:style-name="L2">
            <text:list-item>
              <text:p text:style-name="P9"><text:span text:style-name="T9">Sumber : bps.go.id - 2005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presentation:use-date-time-name="dtd1">
        <office:forms form:automatic-focus="false" form:apply-design-mode="false"/>
        <draw:frame presentation:style-name="pr6" draw:text-style-name="P12" draw:layer="layout" svg:width="25.402cm" svg:height="4.033cm" svg:x="-0.001cm" svg:y="0.575cm" presentation:class="title" presentation:user-transformed="true">
          <draw:text-box>
            <text:p text:style-name="P11"><text:span text:style-name="T10">Mengapa Pelajar HARUS diikutsertakan?</text:span></text:p>
          </draw:text-box>
        </draw:frame>
        <draw:frame presentation:style-name="pr7" draw:text-style-name="P14" draw:layer="layout" svg:width="22.862cm" svg:height="12.349cm" svg:x="1.271cm" svg:y="4.556cm" presentation:class="subtitle" presentation:user-transformed="true">
          <draw:text-box>
            <text:list text:style-name="L2">
              <text:list-item>
                <text:p text:id="id4" text:style-name="P13"><text:span text:style-name="T11"><text:s/></text:span><text:span text:style-name="T11">Cenderung masih bersama-sama dengan teman (</text:span><text:span text:style-name="T12">sekalian promosi</text:span><text:span text:style-name="T11">)</text:span></text:p>
              </text:list-item>
              <text:list-item>
                <text:p text:id="id5" text:style-name="P13"><text:span text:style-name="T11"><text:s/></text:span><text:span text:style-name="T11">Berpikiran terbuka </text:span></text:p>
              </text:list-item>
              <text:list-item>
                <text:p text:id="id6" text:style-name="P13"><text:span text:style-name="T11"><text:s/></text:span><text:span text:style-name="T11">Bisa </text:span><text:span text:style-name="T12">dirasuki</text:span><text:span text:style-name="T11"> ilmu bar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presentation:use-date-time-name="dtd1">
        <office:forms form:automatic-focus="false" form:apply-design-mode="false"/>
        <draw:frame presentation:style-name="pr8" draw:text-style-name="P12" draw:layer="layout" svg:width="24.826cm" svg:height="2.949cm" svg:x="0.573cm" svg:y="0.876cm" presentation:class="title" presentation:user-transformed="true">
          <draw:text-box>
            <text:p text:style-name="P11"><text:span text:style-name="T10">Mengapa Pelajar HARUS diikutsertakan?</text:span></text:p>
          </draw:text-box>
        </draw:frame>
        <draw:frame presentation:style-name="pr9" draw:text-style-name="P16" draw:layer="layout" svg:width="22.862cm" svg:height="12.349cm" svg:x="1.271cm" svg:y="4.556cm" presentation:class="subtitle" presentation:user-transformed="true">
          <draw:text-box>
            <text:list text:style-name="L2">
              <text:list-item>
                <text:p text:id="id7" text:style-name="P15"><text:span text:style-name="T11"><text:s/></text:span><text:span text:style-name="T11">Cenderung masih bebas dan tidak punya ikatan tertentu (mis. Pekerjaan)</text:span></text:p>
              </text:list-item>
              <text:list-item>
                <text:p text:id="id8" text:style-name="P13"><text:span text:style-name="T11"><text:s/></text:span><text:span text:style-name="T11">Masih punya banyak waktu luang</text:span></text:p>
              </text:list-item>
              <text:list-item>
                <text:p text:id="id9" text:style-name="P13"><text:span text:style-name="T11"><text:s/></text:span><text:span text:style-name="T11">Memiliki keingintahuan cukup tinggi</text:span></text:p>
              </text:list-item>
              <text:list-item>
                <text:p text:id="id10" text:style-name="P13"><text:span text:style-name="T11"><text:s/></text:span><text:span text:style-name="T11">Tidak segan untuk belajar</text:span></text:p>
              </text:list-item>
            </text:list>
            <text:p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presentation:use-date-time-name="dtd1">
        <office:forms form:automatic-focus="false" form:apply-design-mode="false"/>
        <draw:frame presentation:style-name="pr6" draw:text-style-name="P12" draw:layer="layout" svg:width="25.402cm" svg:height="4.033cm" svg:x="-0.001cm" svg:y="0.575cm" presentation:class="title" presentation:user-transformed="true">
          <draw:text-box>
            <text:p text:style-name="P11"><text:span text:style-name="T10">Mengapa Pelajar HARUS diikutsertakan?</text:span></text:p>
          </draw:text-box>
        </draw:frame>
        <draw:frame presentation:style-name="pr10" draw:text-style-name="P14" draw:layer="layout" svg:width="22.862cm" svg:height="12.349cm" svg:x="1.271cm" svg:y="4.556cm" presentation:class="subtitle" presentation:user-transformed="true">
          <draw:text-box>
            <text:list text:style-name="L2">
              <text:list-item>
                <text:p text:id="id11" text:style-name="P13"><text:span text:style-name="T11"><text:s/></text:span><text:span text:style-name="T11">Memiliki daya imajinasi tinggi</text:span></text:p>
              </text:list-item>
              <text:list-item>
                <text:p text:id="id12" text:style-name="P13"><text:span text:style-name="T11"><text:s/></text:span><text:span text:style-name="T11">Memiliki ide baru yang cemerlang </text:span></text:p>
              </text:list-item>
            </text:list>
            <text:p text:id="id13" text:style-name="P13"><text:span text:style-name="T11"><text:s text:c="2"/></text:span><text:span text:style-name="T11">(meski belum tentu bisa diwujudkan)</text:span></text:p>
            <text:list text:continue-numbering="true" text:style-name="L2">
              <text:list-item>
                <text:p text:id="id14" text:style-name="P13"><text:span text:style-name="T11"><text:s/></text:span><text:span text:style-name="T11">Merekalah yang nantinya akan meneruskan <text:s text:c="3"/>karya-karya para senior dan menyampaikan <text:s text:c="3"/>karya tersebut kepada generasi berikutny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 presentation:use-date-time-name="dtd1">
        <office:forms form:automatic-focus="false" form:apply-design-mode="false"/>
        <draw:frame presentation:style-name="pr11" draw:text-style-name="P17" draw:layer="layout" svg:width="25.402cm" svg:height="4.373cm" svg:x="-0.001cm" svg:y="0.811cm" presentation:class="title" presentation:user-transformed="true">
          <draw:text-box>
            <text:p text:style-name="P1"><text:span text:style-name="T10">Mengapa pelajar cenderung </text:span><text:span text:style-name="T10"><text:line-break/></text:span><text:span text:style-name="T10">DIHINDARI ?</text:span></text:p>
          </draw:text-box>
        </draw:frame>
        <draw:frame presentation:style-name="pr12" draw:text-style-name="P14" draw:layer="layout" svg:width="22.862cm" svg:height="12.349cm" svg:x="1.271cm" svg:y="4.556cm" presentation:class="subtitle" presentation:user-transformed="true">
          <draw:text-box>
            <text:list text:style-name="L2">
              <text:list-item>
                <text:p text:id="id15" text:style-name="P13"><text:span text:style-name="T11"><text:s/></text:span><text:span text:style-name="T11">Emosi dan kontrol emosi masih labil</text:span></text:p>
              </text:list-item>
              <text:list-item>
                <text:p text:id="id16" text:style-name="P13"><text:span text:style-name="T11"><text:s/></text:span><text:span text:style-name="T11">Selalu tertarik akan hal baru</text:span></text:p>
              </text:list-item>
              <text:list-item>
                <text:p text:id="id17" text:style-name="P18"><text:span text:style-name="T11"><text:s/></text:span><text:span text:style-name="T11">Kurang komitmen &amp; fokus terhadap <text:s text:c="7"/>pekerjaannya</text:span></text:p>
              </text:list-item>
              <text:list-item>
                <text:p text:id="id18" text:style-name="P13"><text:span text:style-name="T11"><text:s/></text:span><text:span text:style-name="T11">Masih suka main-ma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 presentation:use-date-time-name="dtd1">
        <office:forms form:automatic-focus="false" form:apply-design-mode="false"/>
        <draw:frame presentation:style-name="pr8" draw:text-style-name="P2" draw:layer="layout" svg:width="22.862cm" svg:height="2.949cm" svg:x="1.271cm" svg:y="0.876cm" presentation:class="title" presentation:user-transformed="true">
          <draw:text-box>
            <text:p text:style-name="P1"><text:span text:style-name="T6">Keadaannya sekarang ?</text:span></text:p>
          </draw:text-box>
        </draw:frame>
        <draw:frame presentation:style-name="pr13" draw:text-style-name="P19" draw:layer="layout" svg:width="22.862cm" svg:height="12.827cm" svg:x="1.271cm" svg:y="4.318cm" presentation:class="subtitle" presentation:user-transformed="true">
          <draw:text-box>
            <text:list text:style-name="L2">
              <text:list-item>
                <text:p text:id="id19" text:style-name="P13"><text:span text:style-name="T7"><text:s/></text:span><text:span text:style-name="T7">Total Dev BlankOn resmi pada rilis Nanggar : 42</text:span></text:p>
              </text:list-item>
              <text:list-item>
                <text:p text:id="id20" text:style-name="P13"><text:span text:style-name="T7"><text:s/></text:span><text:span text:style-name="T7">Total Dev BlankOn Nanggar yang pelajar : 6</text:span></text:p>
              </text:list-item>
            </text:list>
            <text:p text:id="id21" text:style-name="P13"><text:span text:style-name="T7"><text:s/></text:span><text:span text:style-name="T13"><text:s/></text:span><text:span text:style-name="T14">(udienz, Yoza, saatul ihsan, rotyyu, Wejick, ordinareez)</text:span></text:p>
            <text:p text:style-name="P13"><text:span text:style-name="T7"/></text:p>
            <text:list text:continue-numbering="true" text:style-name="L2">
              <text:list-item>
                <text:p text:id="id22" text:style-name="P13"><text:span text:style-name="T7"># Peserta Tantangan BlankOn 2009 tidak dihitung</text:span></text:p>
              </text:list-item>
              <text:list-item>
                <text:p text:id="id23" text:style-name="P13"><text:span text:style-name="T7">% : 14%</text:span></text:p>
              </text:list-item>
            </text:list>
            <text:p text:style-name="P13"><text:span text:style-name="T7"/></text:p>
            <text:list text:continue-numbering="true" text:style-name="L2">
              <text:list-item>
                <text:p text:id="id24" text:style-name="P13"><text:span text:style-name="T7">nb : ada dev (pelajar) yang mundur ditengah persiapan rili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 presentation:use-date-time-name="dtd1">
        <office:forms form:automatic-focus="false" form:apply-design-mode="false"/>
        <draw:frame presentation:style-name="pr8" draw:text-style-name="P2" draw:layer="layout" svg:width="22.862cm" svg:height="3.939cm" svg:x="1.271cm" svg:y="0.381cm" presentation:class="title" presentation:user-transformed="true">
          <draw:text-box>
            <text:p text:style-name="P1"><text:span text:style-name="T6">Apa yang telah kita lakukan?</text:span></text:p>
          </draw:text-box>
        </draw:frame>
        <draw:frame presentation:style-name="pr14" draw:text-style-name="P20" draw:layer="layout" svg:width="22.862cm" svg:height="12.349cm" svg:x="1.271cm" svg:y="4.556cm" presentation:class="subtitle" presentation:user-transformed="true">
          <draw:text-box>
            <text:p text:style-name="P6"><text:span text:style-name="T15">Mengadakan</text:span><text:span text:style-name="T15"><text:a xlink:href="http://dev.blankonlinux.or.id/wiki/TantanganBlankOn/2009">Tantangan Blankon 2009</text:a></text:span></text:p>
            <text:p text:style-name="P6"><text:span text:style-name="T15"><text:s/></text:span><text:span text:style-name="T15">berhadiah total Rp 20 juta yang pesertanya adalah para pelajar</text:span></text:p>
            <text:p text:style-name="P6"><text:span text:style-name="T15"/></text:p>
            <text:p text:style-name="P6"><text:span text:style-name="T15"/></text:p>
          </draw:text-box>
        </draw:frame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 presentation:use-date-time-name="dtd1">
        <office:forms form:automatic-focus="false" form:apply-design-mode="false"/>
        <draw:frame presentation:style-name="pr15" draw:text-style-name="P21" draw:layer="layout" svg:width="22.857cm" svg:height="3.785cm" svg:x="1.27cm" svg:y="0.457cm" presentation:class="title" presentation:user-transformed="true">
          <draw:text-box>
            <text:p text:style-name="P1"><text:span text:style-name="T16">Dari sisi Pelajar</text:span><text:span text:style-name="T16"><text:line-break/></text:span><text:span text:style-name="T16">apa yang bisa kita lakukan?</text:span></text:p>
          </draw:text-box>
        </draw:frame>
        <draw:frame presentation:style-name="pr16" draw:text-style-name="P24" draw:layer="layout" svg:width="22.857cm" svg:height="12.345cm" svg:x="1.27cm" svg:y="4.556cm" presentation:class="subtitle" presentation:user-transformed="true">
          <draw:text-box>
            <text:p text:id="id25" text:style-name="P22"><text:span text:style-name="T17">Belajar dan mendalami materi F/OSS</text:span></text:p>
            <text:p text:style-name="P22"><text:span text:style-name="T17"/></text:p>
            <text:p text:id="id26" text:style-name="P22"><text:span text:style-name="T18">KALAU SUDAH?</text:span></text:p>
            <text:p text:style-name="P22"><text:span text:style-name="T18"/></text:p>
            <text:p text:id="id27" text:style-name="P23"><text:span text:style-name="T17">Berusaha terlibat dalam pengembangan F/O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1.366cm" svg:height="8.784cm" svg:x="3.836cm" svg:y="2.437cm" draw:page-number="10"/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 presentation:use-date-time-name="dtd1">
        <draw:frame presentation:style-name="pr8" draw:text-style-name="P21" draw:layer="layout" svg:width="22.862cm" svg:height="3.785cm" svg:x="1.271cm" svg:y="0.458cm" presentation:class="title" presentation:user-transformed="true">
          <draw:text-box>
            <text:p text:style-name="P1"><text:span text:style-name="T16">Apa yang HARUS kita lakukan?</text:span></text:p>
          </draw:text-box>
        </draw:frame>
        <draw:frame presentation:style-name="pr17" draw:text-style-name="P26" draw:layer="layout" svg:width="22.862cm" svg:height="13.218cm" svg:x="1.271cm" svg:y="4.12cm" presentation:class="subtitle" presentation:user-transformed="true">
          <draw:text-box>
            <text:list text:style-name="L2">
              <text:list-item>
                <text:p text:id="id28" text:style-name="P13"><text:span text:style-name="T19"><text:s/></text:span><text:span text:style-name="T19">Membuat kampanye mengenalkan komputer dan internet kepada setiap anak indonesia sejak dini, diutamakan dengan program berlisensi F/OSS</text:span></text:p>
              </text:list-item>
              <text:list-item>
                <text:p text:id="id29" text:style-name="P13"><text:span text:style-name="T19">Memberikan pemahaman yang benar dan tepat mengenai F/OSS (termasuk linux)</text:span></text:p>
              </text:list-item>
            </text:list>
            <text:p text:style-name="P13"><text:span text:style-name="T19"/></text:p>
            <text:p text:style-name="P25"><text:span text:style-name="T20"/></text:p>
            <text:p text:style-name="P25"><text:span text:style-name="T2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 presentation:use-date-time-name="dtd1">
        <draw:frame presentation:style-name="pr8" draw:text-style-name="P21" draw:layer="layout" svg:width="22.862cm" svg:height="3.785cm" svg:x="1.271cm" svg:y="0.458cm" presentation:class="title" presentation:user-transformed="true">
          <draw:text-box>
            <text:p text:style-name="P1"><text:span text:style-name="T16">Apa yang HARUS kita lakukan?</text:span></text:p>
          </draw:text-box>
        </draw:frame>
        <draw:frame presentation:style-name="pr14" draw:text-style-name="P26" draw:layer="layout" svg:width="22.862cm" svg:height="12.349cm" svg:x="1.271cm" svg:y="4.556cm" presentation:class="subtitle" presentation:user-transformed="true">
          <draw:text-box>
            <text:p text:style-name="P13"><text:span text:style-name="T21"/></text:p>
            <text:list text:style-name="L2">
              <text:list-item>
                <text:p text:style-name="P13"><text:span text:style-name="T21"><text:s/></text:span><text:span text:style-name="T21">Menerima para pelajar yang ingin bergabung dengan tangan terbuka </text:span></text:p>
              </text:list-item>
            </text:list>
            <text:p text:style-name="P13"><text:span text:style-name="T21"/></text:p>
            <text:p text:style-name="P13"><text:span text:style-name="T21"/></text:p>
            <text:p text:style-name="P13"><text:span text:style-name="T21"/></text:p>
          </draw:text-box>
        </draw:frame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 presentation:use-date-time-name="dtd1">
        <draw:frame presentation:style-name="pr8" draw:text-style-name="P21" draw:layer="layout" svg:width="22.862cm" svg:height="3.785cm" svg:x="1.271cm" svg:y="0.458cm" presentation:class="title" presentation:user-transformed="true">
          <draw:text-box>
            <text:p text:style-name="P1"><text:span text:style-name="T16">Apa yang HARUS kita lakukan?</text:span></text:p>
          </draw:text-box>
        </draw:frame>
        <draw:frame presentation:style-name="pr18" draw:text-style-name="P26" draw:layer="layout" svg:width="22.862cm" svg:height="12.349cm" svg:x="1.271cm" svg:y="4.556cm" presentation:class="subtitle" presentation:user-transformed="true">
          <draw:text-box>
            <text:list text:style-name="L2">
              <text:list-item>
                <text:p text:style-name="P13"><text:span text:style-name="T19"><text:s/></text:span><text:span text:style-name="T19">Mengadakan even-even yang menarik perhatian para pelajar (seperti Tantangan) secara rutin</text:span></text:p>
              </text:list-item>
            </text:list>
            <text:p text:style-name="P13"><text:span text:style-name="T19"/></text:p>
          </draw:text-box>
        </draw:frame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 presentation:use-date-time-name="dtd1">
        <draw:frame presentation:style-name="pr8" draw:text-style-name="P21" draw:layer="layout" svg:width="25.402cm" svg:height="2.949cm" svg:x="-0.001cm" svg:y="0.876cm" presentation:class="title" presentation:user-transformed="true">
          <draw:text-box>
            <text:p text:style-name="P1"><text:span text:style-name="T22">Apabila sudah banyak yang bergabung, lalu?</text:span></text:p>
          </draw:text-box>
        </draw:frame>
        <draw:frame presentation:style-name="pr14" draw:text-style-name="P27" draw:layer="layout" svg:width="22.862cm" svg:height="12.349cm" svg:x="1.271cm" svg:y="4.556cm" presentation:class="subtitle" presentation:user-transformed="true">
          <draw:text-box>
            <text:p text:style-name="P22"><text:span text:style-name="T21">men</text:span><text:span text:style-name="T23">support</text:span><text:span text:style-name="T21"> secara penuh ide-ide mereka apabila memang memungkinkan untuk dilakukan</text:span></text:p>
          </draw:text-box>
        </draw:frame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 presentation:use-date-time-name="dtd1">
        <draw:frame presentation:style-name="pr8" draw:text-style-name="P21" draw:layer="layout" svg:width="25.402cm" svg:height="2.949cm" svg:x="-0.001cm" svg:y="0.876cm" presentation:class="title" presentation:user-transformed="true">
          <draw:text-box>
            <text:p text:style-name="P1"><text:span text:style-name="T22">Apabila sudah banyak yang bergabung, lalu?</text:span></text:p>
          </draw:text-box>
        </draw:frame>
        <draw:frame presentation:style-name="pr14" draw:text-style-name="P27" draw:layer="layout" svg:width="22.862cm" svg:height="12.349cm" svg:x="1.271cm" svg:y="4.556cm" presentation:class="subtitle" presentation:user-transformed="true">
          <draw:text-box>
            <text:p text:style-name="P22"><text:span text:style-name="T19">Mau mengajak mereka menekuni hal baru dan berusaha memberi motivasi untuk mereka untuk menyebarkan ke lingkungannya</text:span></text:p>
          </draw:text-box>
        </draw:frame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 presentation:use-date-time-name="dtd1">
        <draw:frame presentation:style-name="pr19" draw:text-style-name="P21" draw:layer="layout" svg:width="22.857cm" svg:height="4.726cm" svg:x="1.27cm" svg:y="-0.015cm" presentation:class="title" presentation:user-transformed="true">
          <draw:text-box>
            <text:p text:style-name="P1"><text:span text:style-name="T24">Akibat yang akan ditimbulkan dengan penggunaan FOSS oleh pelajar</text:span></text:p>
          </draw:text-box>
        </draw:frame>
        <draw:frame presentation:style-name="pr20" draw:text-style-name="P26" draw:layer="layout" svg:width="22.857cm" svg:height="12.345cm" svg:x="1.27cm" svg:y="4.556cm" presentation:class="subtitle" presentation:user-transformed="true">
          <draw:text-box>
            <text:list text:style-name="L4">
              <text:list-item>
                <text:p text:id="id30" text:style-name="P13"><text:span text:style-name="T25">Bisa menghemat anggaran untuk membeli perangkat lunak </text:span><text:span text:style-name="T26">proprietary</text:span></text:p>
              </text:list-item>
            </text:list>
            <text:p text:style-name="P28"><text:span text:style-name="T26"/></text:p>
            <text:list text:continue-numbering="true" text:style-name="L4">
              <text:list-item>
                <text:p text:id="id31" text:style-name="P13"><text:span text:style-name="T27">Membuat kita bisa berkompetisi secara sehat dalam urusan berkarya dalam FO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1.366cm" svg:height="8.784cm" svg:x="3.836cm" svg:y="2.437cm" draw:page-number="16"/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 presentation:use-date-time-name="dtd1">
        <draw:frame presentation:style-name="pr21" draw:text-style-name="P21" draw:layer="layout" svg:width="25.402cm" svg:height="6.638cm" svg:x="-0.001cm" svg:y="0.275cm" presentation:class="title" presentation:user-transformed="true">
          <draw:text-box>
            <text:p text:style-name="P1"><text:span text:style-name="T28">Kalau TIDAK BISA melakukan itu semua,</text:span><text:span text:style-name="T29"><text:line-break/></text:span><text:span text:style-name="T30">sebagai pelajar apa yang bisa saya lakukan ?</text:span></text:p>
          </draw:text-box>
        </draw:frame>
        <draw:frame presentation:style-name="pr14" draw:text-style-name="P29" draw:layer="layout" svg:width="22.862cm" svg:height="12.349cm" svg:x="1.271cm" svg:y="4.556cm" presentation:class="subtitle" presentation:user-transformed="true">
          <draw:text-box>
            <text:p text:id="id32" text:style-name="P22"><text:span text:style-name="T24">Pakai F/OSS</text:span></text:p>
            <text:p text:id="id33" text:style-name="P22"><text:span text:style-name="T24">Ceritakan pengalaman ANDA</text:span></text:p>
            <text:p text:id="id34" text:style-name="P22"><text:span text:style-name="T24">Tularkan kepada orang la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1.369cm" svg:height="8.787cm" svg:x="3.836cm" svg:y="2.43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2EE00000300BE32B29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ffffff" fo:font-size="8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ffffff" fo:font-size="8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8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ffffff" fo:font-size="8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8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ffffff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8pt" fo:font-style="normal" fo:text-shadow="none" style:text-underline-style="none" fo:font-weight="normal" style:font-family-asian="'DejaVu Sans'" style:font-family-generic-asian="system" style:font-pitch-asian="variable" style:font-size-asian="48pt" style:font-style-asian="normal" style:font-weight-asian="normal" style:font-family-complex="'DejaVu Sans'" style:font-family-generic-complex="system" style:font-pitch-complex="variable" style:font-size-complex="48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10000" fo:font-family="Arial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1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284cm" svg:height="4.323cm" svg:x="1.058cm" svg:y="0.379cm" presentation:class="title" presentation:placeholder="true">
        <draw:text-box/>
      </draw:frame>
      <draw:frame presentation:style-name="Default-outline1" draw:layer="backgroundobjects" svg:width="23.284cm" svg:height="12.573cm" svg:x="1.058cm" svg:y="4.65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Andromeda1</dc:title>
    <meta:creation-date>2009-06-18T12:02:20</meta:creation-date>
    <meta:editing-cycles>3</meta:editing-cycles>
    <meta:editing-duration>PT00H15M08S</meta:editing-duration>
    <dc:date>2009-06-20T07:48:46</dc:date>
    <meta:generator>OpenOffice.org/3.0$Linux OpenOffice.org_project/300m15$Build-9379</meta:generator>
    <meta:document-statistic meta:object-count="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2.0661in"/>
    </style:style>
    <style:style style:name="co4" style:family="table-column">
      <style:table-column-properties fo:break-before="auto" style:column-width="2.566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937in" fo:break-before="auto" style:use-optimal-row-height="true"/>
    </style:style>
    <style:style style:name="ro2" style:family="table-row">
      <style:table-row-properties style:row-height="0.2654in" fo:break-before="auto" style:use-optimal-row-height="true"/>
    </style:style>
    <style:style style:name="ro3" style:family="table-row">
      <style:table-row-properties style:row-height="0.2744in" fo:break-before="auto" style:use-optimal-row-height="true"/>
    </style:style>
    <style:style style:name="ro4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ff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DejaVu Serif" fo:font-size="14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DejaVu Serif" fo:font-size="14pt" style:font-size-asian="14pt" style:font-size-complex="14pt"/>
    </style:style>
    <style:style style:name="ce3" style:family="table-cell" style:parent-style-name="Default">
      <style:table-cell-properties fo:background-color="#ffffff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DejaVu Serif" fo:font-size="14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 style:data-style-name="N37">
      <style:table-cell-properties fo:background-color="#ffff0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DejaVu Serif" fo:font-size="14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 style:text-emphasize="none" style:font-relief="none"/>
    </style:style>
    <style:style style:name="ce5" style:family="table-cell" style:parent-style-name="Default">
      <style:table-cell-properties fo:background-color="#ffff0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DejaVu Serif" fo:font-size="14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 style:text-emphasize="none" style:font-relief="none"/>
    </style:style>
    <style:style style:name="ce6" style:family="table-cell" style:parent-style-name="Default">
      <style:table-cell-properties fo:background-color="#00dcff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DejaVu Serif" fo:font-size="14pt" fo:language="en" fo:country="US" fo:font-style="italic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italic" style:font-weight-asian="normal" style:font-name-complex="Tahoma" style:font-size-complex="14pt" style:language-complex="zxx" style:country-complex="none" style:font-style-complex="italic" style:font-weight-complex="normal" style:text-emphasize="none" style:font-relief="none"/>
    </style:style>
    <style:style style:name="ce7" style:family="table-cell" style:parent-style-name="Default">
      <style:table-cell-properties fo:background-color="#00dcff" style:text-align-source="fix" style:repeat-content="false" fo:border="0.0008in solid #000000"/>
      <style:paragraph-properties fo:text-align="center" fo:margin-left="0in"/>
      <style:text-properties style:font-name="DejaVu Serif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DejaVu Serif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8"/>
        <table:table-row table:style-name="ro1">
          <table:table-cell table:style-name="ce1" office:value-type="string">
            <text:p>Kelompok umur</text:p>
          </table:table-cell>
          <table:table-cell table:style-name="ce1" office:value-type="string">
            <text:p>Laki-laki</text:p>
            <text:p>Male</text:p>
          </table:table-cell>
          <table:table-cell table:style-name="ce1" office:value-type="string">
            <text:p>Perempuan</text:p>
            <text:p>Female</text:p>
          </table:table-cell>
          <table:table-cell table:style-name="ce1" office:value-type="string">
            <text:p>Total</text:p>
            <text:p>Total</text:p>
          </table:table-cell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0-4</text:p>
          </table:table-cell>
          <table:table-cell table:style-name="ce3" office:value-type="float" office:value="9983140">
            <text:p>9983140</text:p>
          </table:table-cell>
          <table:table-cell table:style-name="ce3" office:value-type="float" office:value="9608600">
            <text:p>9608600</text:p>
          </table:table-cell>
          <table:table-cell table:style-name="ce3" office:value-type="float" office:value="19591740">
            <text:p>19591740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5-9</text:p>
          </table:table-cell>
          <table:table-cell table:style-name="ce5" office:value-type="float" office:value="11370615">
            <text:p>11370615</text:p>
          </table:table-cell>
          <table:table-cell table:style-name="ce5" office:value-type="float" office:value="10739089">
            <text:p>10739089</text:p>
          </table:table-cell>
          <table:table-cell table:style-name="ce5" office:value-type="float" office:value="22109704">
            <text:p>22109704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10-14</text:p>
          </table:table-cell>
          <table:table-cell table:style-name="ce5" office:value-type="float" office:value="11238221">
            <text:p>11238221</text:p>
          </table:table-cell>
          <table:table-cell table:style-name="ce5" office:value-type="float" office:value="10614026">
            <text:p>10614026</text:p>
          </table:table-cell>
          <table:table-cell table:style-name="ce5" office:value-type="float" office:value="21852247">
            <text:p>21852247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15-19</text:p>
          </table:table-cell>
          <table:table-cell table:style-name="ce5" office:value-type="float" office:value="10370890">
            <text:p>10370890</text:p>
          </table:table-cell>
          <table:table-cell table:style-name="ce5" office:value-type="float" office:value="9958783">
            <text:p>9958783</text:p>
          </table:table-cell>
          <table:table-cell table:style-name="ce5" office:value-type="float" office:value="20329673">
            <text:p>20329673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20-24</text:p>
          </table:table-cell>
          <table:table-cell table:style-name="ce5" office:value-type="float" office:value="9754543">
            <text:p>9754543</text:p>
          </table:table-cell>
          <table:table-cell table:style-name="ce5" office:value-type="float" office:value="10150607">
            <text:p>10150607</text:p>
          </table:table-cell>
          <table:table-cell table:style-name="ce5" office:value-type="float" office:value="19905150">
            <text:p>19905150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5-29</text:p>
          </table:table-cell>
          <table:table-cell table:style-name="ce3" office:value-type="float" office:value="9271546">
            <text:p>9271546</text:p>
          </table:table-cell>
          <table:table-cell table:style-name="ce3" office:value-type="float" office:value="9821617">
            <text:p>9821617</text:p>
          </table:table-cell>
          <table:table-cell table:style-name="ce3" office:value-type="float" office:value="19093163">
            <text:p>1909316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30-34</text:p>
          </table:table-cell>
          <table:table-cell table:style-name="ce3" office:value-type="float" office:value="8709370">
            <text:p>8709370</text:p>
          </table:table-cell>
          <table:table-cell table:style-name="ce3" office:value-type="float" office:value="9054955">
            <text:p>9054955</text:p>
          </table:table-cell>
          <table:table-cell table:style-name="ce3" office:value-type="float" office:value="17764325">
            <text:p>17764325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35-39</text:p>
          </table:table-cell>
          <table:table-cell table:style-name="ce3" office:value-type="float" office:value="8344025">
            <text:p>8344025</text:p>
          </table:table-cell>
          <table:table-cell table:style-name="ce3" office:value-type="float" office:value="8428967">
            <text:p>8428967</text:p>
          </table:table-cell>
          <table:table-cell table:style-name="ce3" office:value-type="float" office:value="16772992">
            <text:p>1677299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40-44</text:p>
          </table:table-cell>
          <table:table-cell table:style-name="ce3" office:value-type="float" office:value="7401933">
            <text:p>7401933</text:p>
          </table:table-cell>
          <table:table-cell table:style-name="ce3" office:value-type="float" office:value="7347511">
            <text:p>7347511</text:p>
          </table:table-cell>
          <table:table-cell table:style-name="ce3" office:value-type="float" office:value="14749444">
            <text:p>14749444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45-49</text:p>
          </table:table-cell>
          <table:table-cell table:style-name="ce3" office:value-type="float" office:value="6418712">
            <text:p>6418712</text:p>
          </table:table-cell>
          <table:table-cell table:style-name="ce3" office:value-type="float" office:value="6190218">
            <text:p>6190218</text:p>
          </table:table-cell>
          <table:table-cell table:style-name="ce3" office:value-type="float" office:value="12608930">
            <text:p>12608930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50-54</text:p>
          </table:table-cell>
          <table:table-cell table:style-name="ce3" office:value-type="float" office:value="5266079">
            <text:p>5266079</text:p>
          </table:table-cell>
          <table:table-cell table:style-name="ce3" office:value-type="float" office:value="4851176">
            <text:p>4851176</text:p>
          </table:table-cell>
          <table:table-cell table:style-name="ce3" office:value-type="float" office:value="10117255">
            <text:p>10117255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55-59</text:p>
          </table:table-cell>
          <table:table-cell table:style-name="ce3" office:value-type="float" office:value="3813793">
            <text:p>3813793</text:p>
          </table:table-cell>
          <table:table-cell table:style-name="ce3" office:value-type="float" office:value="3563361">
            <text:p>3563361</text:p>
          </table:table-cell>
          <table:table-cell table:style-name="ce3" office:value-type="float" office:value="7377154">
            <text:p>7377154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60-64</text:p>
          </table:table-cell>
          <table:table-cell table:style-name="ce3" office:value-type="float" office:value="2800974">
            <text:p>2800974</text:p>
          </table:table-cell>
          <table:table-cell table:style-name="ce3" office:value-type="float" office:value="2918499">
            <text:p>2918499</text:p>
          </table:table-cell>
          <table:table-cell table:style-name="ce3" office:value-type="float" office:value="5719473">
            <text:p>571947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65-69</text:p>
          </table:table-cell>
          <table:table-cell table:style-name="ce3" office:value-type="float" office:value="1990762">
            <text:p>1990762</text:p>
          </table:table-cell>
          <table:table-cell table:style-name="ce3" office:value-type="float" office:value="2192385">
            <text:p>2192385</text:p>
          </table:table-cell>
          <table:table-cell table:style-name="ce3" office:value-type="float" office:value="4183147">
            <text:p>4183147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70-74</text:p>
          </table:table-cell>
          <table:table-cell table:style-name="ce3" office:value-type="float" office:value="1470205">
            <text:p>1470205</text:p>
          </table:table-cell>
          <table:table-cell table:style-name="ce3" office:value-type="float" office:value="1570199">
            <text:p>1570199</text:p>
          </table:table-cell>
          <table:table-cell table:style-name="ce3" office:value-type="float" office:value="3040404">
            <text:p>3040404</text:p>
          </table:table-cell>
          <table:table-cell table:number-columns-repeated="1020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1408711">
            <text:p>1408711</text:p>
          </table:table-cell>
          <table:table-cell table:style-name="ce3" office:value-type="float" office:value="1462776">
            <text:p>1462776</text:p>
          </table:table-cell>
          <table:table-cell table:style-name="ce3" office:value-type="float" office:value="2871487">
            <text:p>2871487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elajar</text:p>
          </table:table-cell>
          <table:table-cell table:style-name="ce6" table:formula="of:=SUM([.B4:.B7])" office:value-type="float" office:value="42734269">
            <text:p>42734269</text:p>
          </table:table-cell>
          <table:table-cell table:style-name="ce6" table:formula="of:=SUM([.C4:.C7])" office:value-type="float" office:value="41462505">
            <text:p>41462505</text:p>
          </table:table-cell>
          <table:table-cell table:style-name="ce6" table:formula="of:=SUM([.D4:.D7])" office:value-type="float" office:value="84196774">
            <text:p>84196774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otal</text:p>
          </table:table-cell>
          <table:table-cell table:style-name="ce6" office:value-type="float" office:value="109613519">
            <text:p>109613519</text:p>
          </table:table-cell>
          <table:table-cell table:style-name="ce6" office:value-type="float" office:value="108472769">
            <text:p>108472769</text:p>
          </table:table-cell>
          <table:table-cell table:style-name="ce6" office:value-type="float" office:value="218086288">
            <text:p>218086288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%</text:p>
          </table:table-cell>
          <table:table-cell table:style-name="ce7" table:formula="of:=([.B19]/[.B20])*100" office:value-type="float" office:value="38.9863124456391">
            <text:p>38.99</text:p>
          </table:table-cell>
          <table:table-cell table:style-name="ce7" table:formula="of:=([.C19]/[.C20])*100" office:value-type="float" office:value="38.2238836366388">
            <text:p>38.22</text:p>
          </table:table-cell>
          <table:table-cell table:style-name="ce7" table:formula="of:=([.D19]/[.D20])*100" office:value-type="float" office:value="38.6070920699058">
            <text:p>38.61</text:p>
          </table:table-cell>
          <table:table-cell table:number-columns-repeated="1020"/>
        </table:table-row>
        <table:table-row table:style-name="ro4" table:number-rows-repeated="6551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8">06/18/2009</text:date>, <text:time>10:2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